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1.9807in"/>
    </style:style>
    <style:style style:name="co4" style:family="table-column">
      <style:table-column-properties fo:break-before="auto" style:column-width="2.9602in"/>
    </style:style>
    <style:style style:name="co5" style:family="table-column">
      <style:table-column-properties fo:break-before="auto" style:column-width="2.6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s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a previsto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Tareas extras</text:p>
          </table:table-cell>
          <table:table-cell office:value-type="string" calcext:value-type="string">
            <text:p>Temas vist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2-26" calcext:value-type="date">
            <text:p>Friday, February 26, 2016</text:p>
          </table:table-cell>
          <table:table-cell office:value-type="string" calcext:value-type="string">
            <text:p>Componentes electrónicos</text:p>
          </table:table-cell>
          <table:table-cell office:value-type="string" calcext:value-type="string">
            <text:p>Protoboard, Resistencia, leds, jumpers</text:p>
          </table:table-cell>
          <table:table-cell office:value-type="string" calcext:value-type="string">
            <text:p>Lectura sobre protoboard</text:p>
          </table:table-cell>
          <table:table-cell office:value-type="string" calcext:value-type="string">
            <text:p>Fuentes de energía, conectores, entradas, salidas, driver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3-04" calcext:value-type="date">
            <text:p>Friday, March 04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ulsador, potenciómetro, motor, transistor, led</text:p>
          </table:table-cell>
          <table:table-cell office:value-type="string" calcext:value-type="string">
            <text:p>Cuestionario 1</text:p>
          </table:table-cell>
          <table:table-cell office:value-type="string" calcext:value-type="string">
            <text:p>Transistor: circuito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3-11" calcext:value-type="date">
            <text:p>Friday, March 11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ulsador, potenciómetro, motor, transistor, led</text:p>
          </table:table-cell>
          <table:table-cell office:value-type="string" calcext:value-type="string">
            <text:p>Código de colores (resistencias)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3-18" calcext:value-type="date">
            <text:p>Friday, March 18, 2016</text:p>
          </table:table-cell>
          <table:table-cell office:value-type="string" calcext:value-type="string">
            <text:p>Manejo de herramientas (seguridad, hard-soft)</text:p>
          </table:table-cell>
          <table:table-cell office:value-type="string" calcext:value-type="string">
            <text:p>“Hola mundo”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6-03-25" calcext:value-type="date">
            <text:p>Friday, March 25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Friday, April 01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4-08" calcext:value-type="date">
            <text:p>Friday, April 08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4-22" calcext:value-type="date">
            <text:p>Friday, April 22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4-29" calcext:value-type="date">
            <text:p>Friday, April 2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5-06" calcext:value-type="date">
            <text:p>Friday, May 06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5-13" calcext:value-type="date">
            <text:p>Friday, May 13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5-20" calcext:value-type="date">
            <text:p>Friday, May 20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5-27" calcext:value-type="date">
            <text:p>Friday, May 27, 20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2:58:02.887128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52:48.128580695</meta:creation-date>
    <meta:editing-duration>PT19M24S</meta:editing-duration>
    <meta:editing-cycles>8</meta:editing-cycles>
    <meta:generator>LibreOffice/4.3.3.2$Linux_X86_64 LibreOffice_project/430m0$Build-2</meta:generator>
    <dc:date>2016-03-11T13:03:13.972897392</dc:date>
    <meta:document-statistic meta:table-count="1" meta:cell-count="77" meta:object-count="0"/>
  </office:meta>
</office:document-meta>
</file>